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1.905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199cm"/>
    </style:style>
    <style:style style:name="Tableau2.8" style:family="table-row">
      <style:table-row-properties style:min-row-height="3.395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fo:font-weight="normal" officeooo:rsid="004cbec2" officeooo:paragraph-rsid="004f23ca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4a72b4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4cbec2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2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fr" fo:country="FR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fr" fo:country="FR" fo:font-weight="bold" officeooo:rsid="003c3eae" officeooo:paragraph-rsid="003c3eae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text-properties fo:language="fr" fo:country="FR" officeooo:paragraph-rsid="003c3eae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ea0b6" officeooo:paragraph-rsid="005d147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1ea0b6" officeooo:paragraph-rsid="005d147a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364c98" officeooo:paragraph-rsid="00364c98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364c98" officeooo:paragraph-rsid="0043c01f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447fee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447fee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paragraph-rsid="0021d2b1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paragraph-rsid="001c9fc4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1ea0b6" officeooo:paragraph-rsid="001ea0b6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fo:language="fr" fo:country="FR" officeooo:rsid="00477b99" officeooo:paragraph-rsid="00477b99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66" style:family="paragraph" style:parent-style-name="Table_20_Contents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68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69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70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71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officeooo:rsid="002649a5"/>
    </style:style>
    <style:style style:name="T8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9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10" style:family="text">
      <style:text-properties style:font-name="Consolas" fo:font-size="11pt" fo:font-style="italic" officeooo:rsid="00447fee" style:font-size-asian="11pt" style:font-style-asian="italic" style:font-size-complex="11pt" style:font-style-complex="italic"/>
    </style:style>
    <style:style style:name="T11" style:family="text">
      <style:text-properties style:font-name="Consolas" fo:font-size="11pt" fo:font-style="italic" fo:font-weight="normal" officeooo:rsid="003caa69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onsolas" fo:font-size="11pt" fo:language="zxx" fo:country="none" fo:font-style="italic" fo:font-weight="normal" officeooo:rsid="003caa6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" style:family="text">
      <style:text-properties officeooo:rsid="0032246a"/>
    </style:style>
    <style:style style:name="T14" style:family="text">
      <style:text-properties officeooo:rsid="0032309f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style:style style:name="T16" style:family="text">
      <style:text-properties fo:language="zxx" fo:country="none" officeooo:rsid="004aba43" style:language-asian="zxx" style:country-asian="none" style:language-complex="zxx" style:country-complex="none"/>
    </style:style>
    <style:style style:name="T17" style:family="text">
      <style:text-properties fo:language="zxx" fo:country="none" officeooo:rsid="00644ec4" style:language-asian="zxx" style:country-asian="none" style:language-complex="zxx" style:country-complex="none"/>
    </style:style>
    <style:style style:name="T18" style:family="text">
      <style:text-properties officeooo:rsid="0039875d"/>
    </style:style>
    <style:style style:name="T19" style:family="text">
      <style:text-properties officeooo:rsid="003a4c54"/>
    </style:style>
    <style:style style:name="T20" style:family="text">
      <style:text-properties officeooo:rsid="0042ceb8"/>
    </style:style>
    <style:style style:name="T21" style:family="text">
      <style:text-properties officeooo:rsid="00447fee"/>
    </style:style>
    <style:style style:name="T22" style:family="text">
      <style:text-properties officeooo:rsid="0058b4e1"/>
    </style:style>
    <style:style style:name="T23" style:family="text">
      <style:text-properties officeooo:rsid="0059f1de"/>
    </style:style>
    <style:style style:name="T24" style:family="text">
      <style:text-properties officeooo:rsid="005b5586"/>
    </style:style>
    <style:style style:name="T25" style:family="text">
      <style:text-properties officeooo:rsid="005d147a"/>
    </style:style>
    <style:style style:name="T26" style:family="text">
      <style:text-properties fo:font-style="italic" officeooo:rsid="005d147a" style:font-style-asian="italic" style:font-style-complex="italic"/>
    </style:style>
    <style:style style:name="T27" style:family="text">
      <style:text-properties officeooo:rsid="005eb936"/>
    </style:style>
    <style:style style:name="T28" style:family="text">
      <style:text-properties officeooo:rsid="006070a7"/>
    </style:style>
    <style:style style:name="T29" style:family="text">
      <style:text-properties officeooo:rsid="0060b8c4"/>
    </style:style>
    <style:style style:name="T30" style:family="text">
      <style:text-properties officeooo:rsid="0062817a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ossier de validation projet NSI</text:p>
      <text:p text:style-name="P22"/>
      <text:p text:style-name="P22"/>
      <text:p text:style-name="P23">description du projet</text:p>
      <text:p text:style-name="P23"/>
      <table:table table:name="Tableau1" table:style-name="Tableau1">
        <table:table-column table:style-name="Tableau1.A"/>
        <table:table-column table:style-name="Tableau1.B"/>
        <table:table-row table:style-name="TableLine1303456643984">
          <table:table-cell table:style-name="Tableau1.A1" office:value-type="string">
            <text:p text:style-name="P44">Noms, Prénoms de l’équipe en charge du projet</text:p>
          </table:table-cell>
          <table:table-cell table:style-name="Tableau1.B1" office:value-type="string">
            <text:p text:style-name="P48">Moulherat Gauthier &amp; Bardini Raphaël</text:p>
          </table:table-cell>
        </table:table-row>
        <table:table-row table:style-name="TableLine1303456629296">
          <table:table-cell table:style-name="Tableau1.A2" office:value-type="string">
            <text:p text:style-name="P44">Intitulé du projet</text:p>
          </table:table-cell>
          <table:table-cell table:style-name="Tableau1.B2" office:value-type="string">
            <text:p text:style-name="P48">Puissance 4</text:p>
          </table:table-cell>
        </table:table-row>
        <table:table-row table:style-name="TableLine1303456630384">
          <table:table-cell table:style-name="Tableau1.A2" office:value-type="string">
            <text:p text:style-name="P44"><text:span text:style-name="T3">Énoncé</text:span> général du besoin</text:p>
          </table:table-cell>
          <table:table-cell table:style-name="Tableau1.B2" office:value-type="string">
            <text:p text:style-name="P49">Jeu de puissance 4 qui se joue a tour de rôle </text:p>
          </table:table-cell>
        </table:table-row>
      </table:table>
      <text:p text:style-name="P22"/>
      <text:p text:style-name="P26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1303456630112">
          <table:table-cell table:style-name="Tableau2.A1" office:value-type="string">
            <text:p text:style-name="P44">Nom de la fonction</text:p>
          </table:table-cell>
          <table:table-cell table:style-name="Tableau2.A1" office:value-type="string">
            <text:p text:style-name="P45">Nom de l’élève prenant en charge la fonction</text:p>
          </table:table-cell>
          <table:table-cell table:style-name="Tableau2.A1" office:value-type="string">
            <text:p text:style-name="P44">Variables d’entrée</text:p>
          </table:table-cell>
          <table:table-cell table:style-name="Tableau2.A1" office:value-type="string">
            <text:p text:style-name="P44">Variables de sortie</text:p>
          </table:table-cell>
          <table:table-cell table:style-name="Tableau2.E1" office:value-type="string">
            <text:p text:style-name="P44">Rôle de la fonction</text:p>
          </table:table-cell>
        </table:table-row>
        <table:table-row table:style-name="TableLine1303456629568">
          <table:table-cell table:style-name="Tableau2.A2" office:value-type="string">
            <text:p text:style-name="P36">Chercher<text:span text:style-name="T22">Alignement</text:span></text:p>
          </table:table-cell>
          <table:table-cell table:style-name="Tableau2.A2" office:value-type="string">
            <text:p text:style-name="P53">Raphaël</text:p>
          </table:table-cell>
          <table:table-cell table:style-name="Tableau2.A2" office:value-type="string">
            <text:p text:style-name="P50">Entier : la colonne du dernier pion placé</text:p>
            <text:p text:style-name="P50"><text:span text:style-name="T11">Case</text:span><text:span text:style-name="T23"> : <text:s/>l'état des cases formant l'alignement </text:span><text:span text:style-name="T24">à chercher</text:span></text:p>
          </table:table-cell>
          <table:table-cell table:style-name="Tableau2.A2" office:value-type="string">
            <text:p text:style-name="P54"><text:span text:style-name="T10">True</text:span><text:span text:style-name="T4"> s</text:span><text:span text:style-name="T29">i un alignement est trouvé</text:span><text:span text:style-name="T4">,</text:span></text:p>
            <text:p text:style-name="P51"><text:span text:style-name="T21">s</text:span>inon <text:span text:style-name="T10">False</text:span></text:p>
          </table:table-cell>
          <table:table-cell table:style-name="Tableau2.E2" office:value-type="string">
            <text:p text:style-name="P52">Vérifie si le pion à l’emplacement spécifié représente un coup gagnant, en appelant</text:p>
            <text:p text:style-name="P57"><text:span text:style-name="T8">ChercherGagnantDiagonal</text:span><text:span text:style-name="T4">, </text:span><text:span text:style-name="T8">ChercherGagnantHorizontal</text:span><text:span text:style-name="T4">, </text:span><text:span text:style-name="T8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6">PlacerPion</text:p>
          </table:table-cell>
          <table:table-cell table:style-name="Tableau2.B3" office:value-type="string">
            <text:p text:style-name="P53">Gauthier</text:p>
          </table:table-cell>
          <table:table-cell table:style-name="Tableau2.B3" office:value-type="string">
            <text:p text:style-name="P55">Entier : la colonne du pion <text:span text:style-name="T13">à placer</text:span></text:p>
            <text:p text:style-name="P55">Entier : l'<text:span text:style-name="T14">index</text:span> du joueur qui place le pion</text:p>
          </table:table-cell>
          <table:table-cell table:style-name="Tableau2.A2" office:value-type="string">
            <text:p text:style-name="P56"/>
          </table:table-cell>
          <table:table-cell table:style-name="Tableau2.E2" office:value-type="string">
            <text:p text:style-name="P55">Place un pion à la colonne spécifiée et à la ligne la plus basse possible (le pion tombe)</text:p>
          </table:table-cell>
        </table:table-row>
        <table:table-row table:style-name="TableLine1303456644256">
          <table:table-cell table:style-name="Tableau2.A2" office:value-type="string">
            <text:p text:style-name="P36">AfficherGrille</text:p>
          </table:table-cell>
          <table:table-cell table:style-name="Tableau2.A2" office:value-type="string">
            <text:p text:style-name="P53">Raphaël</text:p>
          </table:table-cell>
          <table:table-cell table:style-name="Tableau2.A2" office:value-type="string">
            <text:p text:style-name="P56"/>
          </table:table-cell>
          <table:table-cell table:style-name="Tableau2.A2" office:value-type="string">
            <text:p text:style-name="P56"/>
          </table:table-cell>
          <table:table-cell table:style-name="Tableau2.E2" office:value-type="string">
            <text:p text:style-name="P55">Affiche une représentation textuelle de la grille</text:p>
          </table:table-cell>
        </table:table-row>
        <table:table-row table:style-name="TableLine1303456633376">
          <table:table-cell table:style-name="Tableau2.A2" office:value-type="string">
            <text:p text:style-name="P37">AfficherMessageExAequo</text:p>
          </table:table-cell>
          <table:table-cell table:style-name="Tableau2.A2" office:value-type="string">
            <text:p text:style-name="P60">Gauthier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6"/>
          </table:table-cell>
          <table:table-cell table:style-name="Tableau2.E2" office:value-type="string">
            <text:p text:style-name="P61">Affiche un message de match nul</text:p>
          </table:table-cell>
        </table:table-row>
        <table:table-row table:style-name="TableLine1303456636368">
          <table:table-cell table:style-name="Tableau2.A2" office:value-type="string">
            <text:p text:style-name="P38">Afficher<text:span text:style-name="T6">Message</text:span>Gagnant</text:p>
          </table:table-cell>
          <table:table-cell table:style-name="Tableau2.A2" office:value-type="string">
            <text:p text:style-name="P53">Gauthier</text:p>
          </table:table-cell>
          <table:table-cell table:style-name="Tableau2.A2" office:value-type="string">
            <text:p text:style-name="P59">Entier : <text:span text:style-name="T14">l'index</text:span><text:span text:style-name="T7"> </text:span>du joueur <text:span text:style-name="T14">gagnant</text:span></text:p>
          </table:table-cell>
          <table:table-cell table:style-name="Tableau2.A2" office:value-type="string">
            <text:p text:style-name="P56"/>
          </table:table-cell>
          <table:table-cell table:style-name="Tableau2.E2" office:value-type="string">
            <text:p text:style-name="P49">Affiche un message avec le le nom du joueur <text:span text:style-name="T14">gagnant</text:span></text:p>
          </table:table-cell>
        </table:table-row>
        <table:table-row table:style-name="Tableau2.7">
          <table:table-cell table:style-name="Tableau2.A2" office:value-type="string">
            <text:p text:style-name="P39">Chercher<text:span text:style-name="T25">AlignementD</text:span>iagonal</text:p>
          </table:table-cell>
          <table:table-cell table:style-name="Tableau2.A2" office:value-type="string">
            <text:p text:style-name="P62">Raphaël</text:p>
          </table:table-cell>
          <table:table-cell table:style-name="Tableau2.A2" office:value-type="string">
            <text:p text:style-name="P49">Entier : la colonne du dernier pion placé</text:p>
          </table:table-cell>
          <table:table-cell table:style-name="Tableau2.A2" office:value-type="string">
            <text:p text:style-name="P54"><text:span text:style-name="T10">True</text:span><text:span text:style-name="T4"> s</text:span><text:span text:style-name="T29">i un alignement est trouvé</text:span><text:span text:style-name="T4">,</text:span></text:p>
            <text:p text:style-name="P51"><text:span text:style-name="T21">s</text:span>inon <text:span text:style-name="T10">False</text:span></text:p>
          </table:table-cell>
          <table:table-cell table:style-name="Tableau2.E2" office:value-type="string">
            <text:p text:style-name="P62">Cherche si le pion <text:span text:style-name="T29">le plus haut à la colonne spécifiée</text:span> est aligné en diagonale avec 3 autres pions placés par le même joueur.</text:p>
          </table:table-cell>
        </table:table-row>
        <table:table-row table:style-name="Tableau2.8">
          <table:table-cell table:style-name="Tableau2.A2" office:value-type="string">
            <text:p text:style-name="P40">Cherche<text:span text:style-name="T5">r</text:span><text:span text:style-name="T25">Alignement</text:span>Horizontal</text:p>
          </table:table-cell>
          <table:table-cell table:style-name="Tableau2.A2" office:value-type="string">
            <text:p text:style-name="P62">Gauthier</text:p>
          </table:table-cell>
          <table:table-cell table:style-name="Tableau2.A2" office:value-type="string">
            <text:p text:style-name="P49">Entier : la colonne du dernier pion placé</text:p>
          </table:table-cell>
          <table:table-cell table:style-name="Tableau2.A2" office:value-type="string">
            <text:p text:style-name="P54"><text:span text:style-name="T10">True</text:span><text:span text:style-name="T4"> s</text:span><text:span text:style-name="T29">i un alignement est trouvé</text:span><text:span text:style-name="T4">,</text:span></text:p>
            <text:p text:style-name="P51"><text:span text:style-name="T21">s</text:span>inon <text:span text:style-name="T10">False</text:span></text:p>
          </table:table-cell>
          <table:table-cell table:style-name="Tableau2.E2" office:value-type="string">
            <text:p text:style-name="P62">Cherche si l<text:span text:style-name="T29">e pion le plus haut</text:span> <text:span text:style-name="T30">à la colonne spécifiée est aligné </text:span>horizontalement avec 3 autres pions placés par le même joueur.</text:p>
          </table:table-cell>
        </table:table-row>
        <text:soft-page-break/>
        <table:table-row table:style-name="TableLine1303456644800">
          <table:table-cell table:style-name="Tableau2.A2" office:value-type="string">
            <text:p text:style-name="P41">Chercher<text:span text:style-name="T26">Alignement</text:span>Vertical</text:p>
          </table:table-cell>
          <table:table-cell table:style-name="Tableau2.A2" office:value-type="string">
            <text:p text:style-name="P63">Gauthier</text:p>
          </table:table-cell>
          <table:table-cell table:style-name="Tableau2.A2" office:value-type="string">
            <text:p text:style-name="P49">Entier : la colonne du dernier pion placé</text:p>
          </table:table-cell>
          <table:table-cell table:style-name="Tableau2.A2" office:value-type="string">
            <text:p text:style-name="P54"><text:span text:style-name="T10">True</text:span><text:span text:style-name="T4"> s</text:span><text:span text:style-name="T29">i un alignement est trouvé</text:span><text:span text:style-name="T4">,</text:span></text:p>
            <text:p text:style-name="P51"><text:span text:style-name="T21">s</text:span>inon <text:span text:style-name="T10">False</text:span></text:p>
          </table:table-cell>
          <table:table-cell table:style-name="Tableau2.E2" office:value-type="string">
            <text:p text:style-name="P62">Cherche si le pion <text:span text:style-name="T27">le plus <text:s text:c="2"/></text:span><text:span text:style-name="T28">haut</text:span> à <text:span text:style-name="T27">la colonne</text:span> spécifié<text:span text:style-name="T27">e</text:span> est aligné verticalement avec 3 autres pions placés par le même joueur.</text:p>
          </table:table-cell>
        </table:table-row>
        <table:table-row table:style-name="TableLine1303456633648">
          <table:table-cell table:style-name="Tableau2.A2" office:value-type="string">
            <text:p text:style-name="P42">ChoisirJoueurs</text:p>
          </table:table-cell>
          <table:table-cell table:style-name="Tableau2.A2" office:value-type="string">
            <text:p text:style-name="P64">Raphaël</text:p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66"/>
          </table:table-cell>
          <table:table-cell table:style-name="Tableau2.E2" office:value-type="string">
            <text:p text:style-name="P64">Demande à l'utlisateur <text:span text:style-name="T20">si il veut jouer contre l'ordinateur ou le</text:span> nom des <text:span text:style-name="T20">2</text:span> joueurs</text:p>
          </table:table-cell>
        </table:table-row>
        <table:table-row table:style-name="TableLine1303456633920">
          <table:table-cell table:style-name="Tableau2.A2" office:value-type="string">
            <text:p text:style-name="P43">DemanderJouerAvecOrdinateur</text:p>
          </table:table-cell>
          <table:table-cell table:style-name="Tableau2.A2" office:value-type="string">
            <text:p text:style-name="P65">Raphaël</text:p>
          </table:table-cell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66"/>
          </table:table-cell>
          <table:table-cell table:style-name="Tableau2.E2" office:value-type="string">
            <text:p text:style-name="P67">Demande à l'utilisateur s'il souhaite jouer contre l'ordinateur</text:p>
          </table:table-cell>
        </table:table-row>
      </table:table>
      <text:p text:style-name="P24"/>
      <text:p text:style-name="P24"><draw:frame draw:style-name="fr1" draw:name="Cadre1" text:anchor-type="paragraph" svg:x="0.12cm" svg:y="0.42cm" svg:width="18.819cm" draw:z-index="0"><draw:text-box fo:min-height="12.7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1303456638816"><table:table-cell table:style-name="Tableau4.A1" office:value-type="string"><text:p text:style-name="P8">Type</text:p></table:table-cell><table:table-cell table:style-name="Tableau4.A1" office:value-type="string"><text:p text:style-name="P13">Nom</text:p></table:table-cell><table:table-cell table:style-name="Tableau4.C1" office:value-type="string"><text:p text:style-name="P8">Commentaires</text:p></table:table-cell></table:table-row><table:table-row table:style-name="TableLine1303456643712"><table:table-cell table:style-name="Tableau4.A2" office:value-type="string"><text:p text:style-name="P8">Tableau <text:span text:style-name="T18">de valeurs de </text:span><text:span text:style-name="T9">Case</text:span><text:span text:style-name="T18"> </text:span>à deux dimensions</text:p><text:p text:style-name="P14">7 colonnes</text:p><text:p text:style-name="P14">6 lignes</text:p></table:table-cell><table:table-cell table:style-name="Tableau4.A2" office:value-type="string"><text:p text:style-name="P16">grille</text:p></table:table-cell><table:table-cell table:style-name="Tableau4.C2" office:value-type="string"><text:p text:style-name="P8">Grille du jeu où sont placés les pions. Un pion est représenté par <text:span text:style-name="T19">le caractère correspondant à la valuer de l'énumération.</text:span></text:p></table:table-cell></table:table-row><table:table-row table:style-name="TableLine1303456642896"><table:table-cell table:style-name="Tableau4.A2" office:value-type="string"><text:p text:style-name="P9">Entier </text:p></table:table-cell><table:table-cell table:style-name="Tableau4.A2" office:value-type="string"><text:p text:style-name="P18">HAUTEUR</text:p></table:table-cell><table:table-cell table:style-name="Tableau4.C2" office:value-type="string"><text:p text:style-name="P9">La hauteur de la grille du jeu, cad le nombre de lignes</text:p></table:table-cell></table:table-row><table:table-row table:style-name="TableLine1303456643168"><table:table-cell table:style-name="Tableau4.A2" office:value-type="string"><text:p text:style-name="P9">Entier</text:p></table:table-cell><table:table-cell table:style-name="Tableau4.A2" office:value-type="string"><text:p text:style-name="P18">LARGEUR</text:p></table:table-cell><table:table-cell table:style-name="Tableau4.C2" office:value-type="string"><text:p text:style-name="P9">La largeur de la grille du jeu, cad le nombre de colonnes</text:p></table:table-cell></table:table-row><table:table-row table:style-name="TableLine1303456634192"><table:table-cell table:style-name="Tableau4.A2" office:value-type="string"><text:p text:style-name="P12">Chaîne</text:p></table:table-cell><table:table-cell table:style-name="Tableau4.A2" office:value-type="string"><text:p text:style-name="P19">nomJoueur1</text:p></table:table-cell><table:table-cell table:style-name="Tableau4.C2" office:value-type="string"><text:p text:style-name="P12">Nom du joueur 1</text:p></table:table-cell></table:table-row><table:table-row table:style-name="TableLine1303456635824"><table:table-cell table:style-name="Tableau4.A2" office:value-type="string"><text:p text:style-name="P12">Chaîne</text:p></table:table-cell><table:table-cell table:style-name="Tableau4.A2" office:value-type="string"><text:p text:style-name="P19">nomJoueur2</text:p></table:table-cell><table:table-cell table:style-name="Tableau4.C2" office:value-type="string"><text:p text:style-name="P12">Nom du joueur <text:s/>2</text:p></table:table-cell></table:table-row></table:table><text:p text:style-name="P4"/><text:p text:style-name="P2"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1303456628208"><table:table-cell table:style-name="Tableau5.A1" office:value-type="string"><text:p text:style-name="P11">Nom</text:p></table:table-cell><table:table-cell table:style-name="Tableau5.A1" office:value-type="string"><text:p text:style-name="P15">Valeurs</text:p></table:table-cell><table:table-cell table:style-name="Tableau5.C1" office:value-type="string"><text:p text:style-name="P10">Commentaires</text:p></table:table-cell></table:table-row><table:table-row table:style-name="TableLine1303456642080"><table:table-cell table:style-name="Tableau5.A2" office:value-type="string"><text:p text:style-name="P17">Case</text:p></table:table-cell><table:table-cell table:style-name="Tableau5.A2" office:value-type="string"><text:p text:style-name="P20"><text:span text:style-name="T12">VIDE</text:span><text:span text:style-name="T15"> <text:s text:c="2"/>- <text:s/></text:span><text:span text:style-name="T17">Pas de pion</text:span></text:p><text:p text:style-name="P20"><text:span text:style-name="T12">JOUEUR_1</text:span><text:span text:style-name="T15"> <text:s/>- <text:s/></text:span><text:span text:style-name="T16">P</text:span><text:span text:style-name="T15">ion placé par le joueur 1</text:span></text:p><text:p text:style-name="P20"><text:span text:style-name="T12">JOUEUR_2</text:span><text:span text:style-name="T15"> <text:s/>- <text:s/></text:span><text:span text:style-name="T16">P</text:span><text:span text:style-name="T15">ion placé par le joueur 2</text:span></text:p></table:table-cell><table:table-cell table:style-name="Tableau5.C2" office:value-type="string"><text:p text:style-name="P7">Représente l'état d'une case sur la grille du jeu</text:p></table:table-cell></table:table-row></table:table><text:p text:style-name="P3"/></draw:text-box></draw:frame></text:p>
      <text:p text:style-name="P31"/>
      <text:p text:style-name="P28"/>
      <text:p text:style-name="P32"/>
      <text:p text:style-name="P25"/>
      <text:p text:style-name="P29"/>
      <text:p text:style-name="P29"/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1303456640176">
          <table:table-cell table:style-name="Tableau3.A1" office:value-type="string">
            <text:p text:style-name="P46">Fiche péda<text:span text:style-name="T2">g</text:span>ogique du projet</text:p>
          </table:table-cell>
          <table:table-cell table:style-name="Tableau3.B1" table:number-columns-spanned="9" office:value-type="string">
            <text:p text:style-name="P6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03456645888"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9"><text:span text:style-name="T1">Eleve 1</text:span> </text:p>
          </table:table-cell>
          <table:table-cell table:style-name="Tableau3.A2" office:value-type="string">
            <text:p text:style-name="P47">Eleve 2</text:p>
          </table:table-cell>
          <table:table-cell table:style-name="Tableau3.A2" office:value-type="string">
            <text:p text:style-name="P47">Eleve 3</text:p>
          </table:table-cell>
          <table:table-cell table:style-name="Tableau3.A2" office:value-type="string">
            <text:p text:style-name="P70">for ou while</text:p>
          </table:table-cell>
          <table:table-cell table:style-name="Tableau3.A2" office:value-type="string">
            <text:p text:style-name="P71">if</text:p>
          </table:table-cell>
          <table:table-cell table:style-name="Tableau3.A2" office:value-type="string">
            <text:p text:style-name="P71">Variables globales et locales</text:p>
          </table:table-cell>
          <table:table-cell table:style-name="Tableau3.A2" office:value-type="string">
            <text:p text:style-name="P71">Commentaires et docsting</text:p>
          </table:table-cell>
          <table:table-cell table:style-name="Tableau3.A2" office:value-type="string">
            <text:p text:style-name="P71">assertions</text:p>
          </table:table-cell>
          <table:table-cell table:style-name="Tableau3.J2" office:value-type="string">
            <text:p text:style-name="P71">Diaporama</text:p>
          </table:table-cell>
        </table:table-row>
        <table:table-row table:style-name="TableLine1303456654048">
          <table:table-cell table:style-name="Tableau3.A2" office:value-type="string">
            <text:p text:style-name="P46">Fonction 1 :</text:p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  <table:table-row table:style-name="TableLine1303456653232">
          <table:table-cell table:style-name="Tableau3.A2" office:value-type="string">
            <text:p text:style-name="P46">Fonction 2 :</text:p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  <table:table-row table:style-name="TableLine1303456656768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  <table:table-row table:style-name="TableLine1303456648880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  <table:table-row table:style-name="TableLine1303456656496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  <table:table-row table:style-name="TableLine1303456651328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  <table:table-row table:style-name="TableLine1303456649152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A2" office:value-type="string">
            <text:p text:style-name="P68"/>
          </table:table-cell>
          <table:table-cell table:style-name="Tableau3.J2" office:value-type="string">
            <text:p text:style-name="P68"/>
          </table:table-cell>
        </table:table-row>
      </table:table>
      <text:p text:style-name="P30">Note : un projet est validable si chaque élève a une croix en face de chaque compétence.</text:p>
      <text:p text:style-name="P24"/>
      <text:p text:style-name="P24"/>
      <text:p text:style-name="P27">SPRINT N°1</text:p>
      <text:p text:style-name="P27">Backlog du sprint (listes des tâches choisies en fonction de la priorité du besoin – au moins une fonction par élève) :</text:p>
      <text:p text:style-name="P33">par exemple : fonction 1, fonction 2</text:p>
      <text:p text:style-name="P33"/>
      <text:p text:style-name="P27">SPRINT N°2</text:p>
      <text:p text:style-name="P27">Backlog du sprint (listes des tâches choisies en fonction de la priorité du besoin – au moins une fonction par élève) :</text:p>
      <text:p text:style-name="P33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4H54M36S</meta:editing-duration>
    <meta:editing-cycles>67</meta:editing-cycles>
    <dc:date>2021-11-17T17:04:53.851000000</dc:date>
    <meta:document-statistic meta:table-count="5" meta:image-count="0" meta:object-count="0" meta:page-count="3" meta:paragraph-count="111" meta:word-count="561" meta:character-count="3304" meta:non-whitespace-character-count="2835"/>
  </office:meta>
</office:document-meta>
</file>